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Quotations">
      <style:text-properties style:font-name="Times New Roman" fo:font-size="12pt" fo:language="en" fo:country="none" style:font-size-asian="12pt" style:font-size-complex="12pt"/>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 ONE GLANCE – Solve Mysteries</text:p>
      <text:p text:style-name="P1">Intuition – Solve the Mystery</text:p>
      <text:p text:style-name="P1"/>
      <text:p text:style-name="P1">“Studious and Suicidal”</text:p>
      <text:p text:style-name="P1">A woman was found dead in the study.</text:p>
      <text:p text:style-name="P1"/>
      <text:p text:style-name="P1">If <text:s/>who and how <text:s/>and why is answered correctly the story will be revealed in its entirety; if not the story will be left hidden; replay to obtain what really happened</text:p>
      <text:p text:style-name="P1"/>
      <text:p text:style-name="P1">How did she die </text:p>
      <text:p text:style-name="P1">Who killed her </text:p>
      <text:p text:style-name="P1">Why did they do it </text:p>
      <text:p text:style-name="P1"/>
      <text:p text:style-name="P1">Some of the subquestions you should be asking and answering as a detective</text:p>
      <text:p text:style-name="P1">to make sure you on the right track: (look around for the answers)</text:p>
      <text:p text:style-name="P1"/>
      <text:p text:style-name="P1">What is the victim's name?</text:p>
      <text:p text:style-name="P1">What is her profession?</text:p>
      <text:p text:style-name="P1">Did she travel?</text:p>
      <text:p text:style-name="P1">Who is Fareed?</text:p>
      <text:p text:style-name="P1">Where is Fareed from?</text:p>
      <text:p text:style-name="P1">Who is Stacy?</text:p>
      <text:p text:style-name="P1">What does Stacy do for a living?</text:p>
      <text:p text:style-name="P1">What does her Dad do?</text:p>
      <text:p text:style-name="P1">Where was her Dad at the time of the murder?</text:p>
      <text:p text:style-name="P1">Does the victim seem she is part of shady business?</text:p>
      <text:p text:style-name="P1"><text:tab/>What shady business the victim is part of?</text:p>
      <text:p text:style-name="P1"/>
      <text:p text:style-name="P1"/>
      <text:p text:style-name="P1">Story: </text:p>
      <text:p text:style-name="P1">After a thorough investigation, we found out that:</text:p>
      <text:p text:style-name="P1">Lisa Hawkings was an archaelogist born and raised in America. She traveled to Egypt for her work. When she was there, she met a man named Fareed. They had a relationship and through her connections, she brought him back to America. Fareed started to talk about his hatred towards America. He convinced her America is evil and needs to end. She believed his words and started to participate in a terrorist plot that involved the Lakeside Mall. However, she started to pull out of the plot believing it may not be the right thing to do. Because of that Fareed killed her with the anthrax he brought from Egypt to use in the plot. He came to the apartment and had a drink with her. He then gave her an envelope. She opened it and died instantly due to the acute poison of the Vollum2 anthrax. He then shot her in the head to make it look like suicide, but put the gun in the wrong hand. He then burned some evidence of their terrorist plot to distribute anthrax in the mall. The police went to Fareed's apartment to arrest him. He was found dead in his apartment. Apparently the anthrax he gave to Lisa effected him as well. <text:s text:c="4"/></text:p>
      <text:p text:style-name="P1"/>
      <text:p text:style-name="P1"/>
      <text:p text:style-name="P1"/>
      <text:p text:style-name="P1"/>
      <text:p text:style-name="P1"/>
      <text:p text:style-name="P1"/>
      <text:p text:style-name="P1"><text:soft-page-break/></text:p>
      <text:p text:style-name="P1"/>
      <text:p text:style-name="P1">Lisa Hawkings:</text:p>
      <text:p text:style-name="P1">Archaelogist – staff trophy and props around the room</text:p>
      <text:p text:style-name="P1">Born and raised in America - phone</text:p>
      <text:p text:style-name="P1">Traveled to Egypt for work – Egypt props</text:p>
      <text:p text:style-name="P1">Met Fareed in Egypt – Egypt picture and phone</text:p>
      <text:p text:style-name="P1">Became involved in Terrorist plot – cd and phone</text:p>
      <text:p text:style-name="P1">Died of Anthrax – envelope and cd</text:p>
      <text:p text:style-name="P1"/>
      <text:p text:style-name="P1">Fareed</text:p>
      <text:p text:style-name="P1">Born and raised in Egypt - phone</text:p>
      <text:p text:style-name="P1">Egyptian terrorist – letter, cd, phone</text:p>
      <text:p text:style-name="P1">Got in a relationship with Lisa - phone</text:p>
      <text:p text:style-name="P1">Came back to America with her help – tickets for two from Egypt to America; Lisa's check</text:p>
      <text:p text:style-name="P1">Plotted an attack on the mall – picture of the mall and X marks</text:p>
      <text:p text:style-name="P1">Died of Anthrax – the end</text:p>
      <text:p text:style-name="P1"/>
      <text:p text:style-name="P1">Stacy Hawkings:</text:p>
      <text:p text:style-name="P1">Lisa's sister - phone</text:p>
      <text:p text:style-name="P1">A musician who loves to travel – picture of sister on CD, CD, and phone </text:p>
      <text:p text:style-name="P1">Recently went to Italy - phone</text:p>
      <text:p text:style-name="P1">Don't want to talk about politics - phone</text:p>
      <text:p text:style-name="P1"/>
      <text:p text:style-name="P1">Brandon Hawkings:</text:p>
      <text:p text:style-name="P1">Lisa's father – phone and pictures</text:p>
      <text:p text:style-name="P1">A contractor for the government - phone</text:p>
      <text:p text:style-name="P1">Recently had dinner with Lisa and Fareed - phone</text:p>
      <text:p text:style-name="P1">Doesn't like Fareed thinks he hates America - phone</text:p>
      <text:p text:style-name="P1">Patriotic – pictures and phone</text:p>
      <text:p text:style-name="P1"/>
      <text:p text:style-name="P1">Fareed</text:p>
      <text:p text:style-name="P1">Born and raised in Egypt - phone</text:p>
      <text:p text:style-name="P1">Egyptian terrorist – letter, cd, phone</text:p>
      <text:p text:style-name="P1">Got in a relationship with Lisa - phone</text:p>
      <text:p text:style-name="P1">Came back to America with her help – tickets for two from Egypt to America; Lisa's check</text:p>
      <text:p text:style-name="P1">Plotted an attack on the mall – picture of the mall and X marks</text:p>
      <text:p text:style-name="P1">Died of Anthrax – the end</text:p>
      <text:p text:style-name="P1"/>
      <text:p text:style-name="P1">Evidence:</text:p>
      <text:p text:style-name="P1">The wine and glasses</text:p>
      <text:p text:style-name="P1">She was made up for a date</text:p>
      <text:p text:style-name="P1">CD about Vollum 2 – anthrax</text:p>
      <text:p text:style-name="P1">White stuff on the floor in the envelope</text:p>
      <text:p text:style-name="P1">Phone about the sister,dad,boyfriend, or more on the victim</text:p>
      <text:p text:style-name="P1">documents and picture found in fire or around the house</text:p>
      <text:p text:style-name="P1">dates</text:p>
      <text:p text:style-name="P1"/>
      <text:p text:style-name="P1"/>
      <text:p text:style-name="P1"><text:soft-page-break/></text:p>
      <text:p text:style-name="P1"/>
      <text:p text:style-name="P1">Stacy thread:</text:p>
      <text:p text:style-name="P1">Hey sis I'm back from Italy it was awesome</text:p>
      <text:p text:style-name="P1">--Yeah? how was the concert</text:p>
      <text:p text:style-name="P1">I nailed it. the fans love me girl</text:p>
      <text:p text:style-name="P1">Did you get my CD?</text:p>
      <text:p text:style-name="P1">--Yeah I didn't listen to it yet though I been busy</text:p>
      <text:p text:style-name="P1">Diggin up dead people no doubt gross</text:p>
      <text:p text:style-name="P1">--Whatever I met this guy</text:p>
      <text:p text:style-name="P1">WHATTTTT TELL ME MORE</text:p>
      <text:p text:style-name="P1">--His name is Fareed. he is reallllllly cute and so intelligent</text:p>
      <text:p text:style-name="P1">Sounds like a keeper</text:p>
      <text:p text:style-name="P1">--Do you know that America is more like a military-industrial country</text:p>
      <text:p text:style-name="P1">Um what is that? </text:p>
      <text:p text:style-name="P1">--It pretty much means America fights in wars for the arms industry lobbyists</text:p>
      <text:p text:style-name="P1">I'm not too into politics. Sounds like something you should talk with Dad about</text:p>
      <text:p text:style-name="P1">--Yeah right, anything anyone says against America, he'll be against</text:p>
      <text:p text:style-name="P1"/>
      <text:p text:style-name="P1"/>
      <text:p text:style-name="P1">Dad thread:</text:p>
      <text:p text:style-name="P1">Dad I didn't like how you treated Fareed at dinner last night</text:p>
      <text:p text:style-name="P1">--I don't give a crap</text:p>
      <text:p text:style-name="P1">Dad!</text:p>
      <text:p text:style-name="P1">--He talks crap about my job and our country Lisa, he is not right for you</text:p>
      <text:p text:style-name="P1">He has an opinion Dad; It is not his fault you work for greedy murderous bastards!</text:p>
      <text:p text:style-name="P1">--WHAT a government job is commendable</text:p>
      <text:p text:style-name="P1">So you say!</text:p>
      <text:p text:style-name="P1"/>
      <text:p text:style-name="P1">Look we having a party, I wasn't going to invite you </text:p>
      <text:p text:style-name="P1">but your mother said we should talk this crap out; </text:p>
      <text:p text:style-name="P1">whaddya say? </text:p>
      <text:p text:style-name="P1"/>
      <text:p text:style-name="P1"/>
      <text:p text:style-name="P1"/>
      <text:p text:style-name="P1"/>
      <text:p text:style-name="P1"/>
      <text:p text:style-name="P1">Love Of My Life:</text:p>
      <text:p text:style-name="P1">Hey babe I still don't get the extra phone thing</text:p>
      <text:p text:style-name="P1">Its because I have an Blackberry, trust me it will be easier this way</text:p>
      <text:p text:style-name="P1">how you like it in America so far</text:p>
      <text:p text:style-name="P1">As expected, in egypt I had to work for everything; this place spoils you</text:p>
      <text:p text:style-name="P1">You make it sound like a horrible thing</text:p>
      <text:p text:style-name="P1">The only reason I am here is to be with my love</text:p>
      <text:p text:style-name="P1">Oh Fareed</text:p>
      <text:p text:style-name="P1">I knew you were the one when I saw you at the dig site </text:p>
      <text:p text:style-name="P1">I can see it was your life</text:p>
      <text:p text:style-name="P1">My sister would say ' you are trying to find a life in a tomb well that's stupid'</text:p>
      <text:p text:style-name="P1">Its only because she's American</text:p>
      <text:p text:style-name="P1"><text:soft-page-break/>….So am I</text:p>
      <text:p text:style-name="P1">Not in your heart my love</text:p>
      <text:p text:style-name="P1"/>
      <text:p text:style-name="P1">Did you get my letters</text:p>
      <text:p text:style-name="P1">Yea</text:p>
      <text:p text:style-name="P1">So what you think</text:p>
      <text:p text:style-name="P1">I don''t believe it</text:p>
      <text:p text:style-name="P1">It's true! You have to admit, it is not right</text:p>
      <text:p text:style-name="P1">Yea</text:p>
      <text:p text:style-name="P1"/>
      <text:p text:style-name="P1">I made a map where it will be good to distribute the gifts</text:p>
      <text:p text:style-name="P1">You wonderful I knew I can count on you</text:p>
      <text:p text:style-name="P1"/>
      <text:p text:style-name="P1">Listen I'm sorry about what Dad said</text:p>
      <text:p text:style-name="P1">You can't help it he is a fool he refuses to see </text:p>
      <text:p text:style-name="P1">I don't think he is a fool just ignorant</text:p>
      <text:p text:style-name="P1">I make him see one day</text:p>
      <text:p text:style-name="P1">Thank you Fareed</text:p>
      <text:p text:style-name="P1"><text:s/></text:p>
      <text:p text:style-name="P1">Did you receive the CD </text:p>
      <text:p text:style-name="P1">yeah </text:p>
      <text:p text:style-name="P1">I want you to understand every detail</text:p>
      <text:p text:style-name="P1"/>
      <text:p text:style-name="P1">Look I think we need to talk</text:p>
      <text:p text:style-name="P1">About what</text:p>
      <text:p text:style-name="P1">Dad sent me a text he wants to talk to me and settled stuff out</text:p>
      <text:p text:style-name="P1">I don't think that is a good idea</text:p>
      <text:p text:style-name="P1">Maybe it is sometimes words are better you know and you did say you talk to him</text:p>
      <text:p text:style-name="P1">Of course</text:p>
      <text:p text:style-name="P1"/>
      <text:p text:style-name="P1"/>
      <text:p text:style-name="P1"/>
      <text:p text:style-name="P1"/>
      <text:p text:style-name="P1"/>
      <text:p text:style-name="P1"/>
      <text:section text:style-name="Sect1" text:name="content">
        <text:section text:style-name="Sect1" text:name="bodyContent">
          <text:p text:style-name="P1"/>
          <text:section text:style-name="Sect2" text:name="mw-content-text">
            <text:p text:style-name="P2">A vital element in keeping the peace is our military establishment. Our arms must be mighty, ready for instant action, so that no potential aggressor may be tempted to risk his own destruction...</text:p>
            <text:p text:style-name="P2">This conjunction of an immense military establishment and a large arms industry is new in the American experience. The total influence—economic, political, even spiritual—is felt in every city, every statehouse, every office of the federal government. We recognize the imperative need for this development. Yet we must not fail to comprehend its grave implications. Our toil, resources and livelihood are all involved; so is the very structure of our society. In the councils of government, <text:span text:style-name="T1">we must guard against the acquisition of unwarranted influence, whether sought or unsought, by the military–industrial complex</text:span>. The potential for the disastrous rise of misplaced power exists, and will persist. We must never let the weight of this combination endanger our liberties or democratic <text:soft-page-break/>processes. We should take nothing for granted. Only an alert and knowledgeable citizenry can compel the proper meshing of the huge industrial and military machinery of defense with our peaceful methods and goals so that security and liberty may prosper together.</text:p>
          </text:section>
        </text:section>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5:44:09.74</meta:creation-date>
    <dc:date>2017-06-14T15:09:47.13</dc:date>
    <meta:editing-duration>P4DT1H46M27S</meta:editing-duration>
    <meta:editing-cycles>37</meta:editing-cycles>
    <meta:generator>OpenOffice.org/3.4.1$Win32 OpenOffice.org_project/341m1$Build-9593</meta:generator>
    <meta:document-statistic meta:table-count="0" meta:image-count="0" meta:object-count="0" meta:page-count="5" meta:paragraph-count="130" meta:word-count="1344" meta:character-count="6991"/>
  </office:meta>
</office:document-meta>
</file>